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D3000000D577968D0BCDA51003.png" manifest:media-type="image/png"/>
  <manifest:file-entry manifest:full-path="Pictures/10000201000001DE000000980EC93E48386FB184.png" manifest:media-type="image/png"/>
  <manifest:file-entry manifest:full-path="Pictures/10000201000001F6000001E7073CBA4BB68C05E5.png" manifest:media-type="image/png"/>
  <manifest:file-entry manifest:full-path="Pictures/10000201000002400000023F3C99AC929EA1BD3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2" text:anchor-type="char" svg:x="-0.704cm" svg:y="-1.138cm" svg:width="18.47cm" svg:height="8.423cm" draw:z-index="0"><draw:image xlink:href="Pictures/10000201000001D3000000D577968D0BCDA51003.png" xlink:type="simple" xlink:show="embed" xlink:actuate="onLoad" loext:mime-type="image/png"/></draw:frame><draw:frame draw:style-name="fr1" draw:name="Imagen1" text:anchor-type="char" svg:x="0.09cm" svg:y="7.084cm" svg:width="17.702cm" svg:height="17.173cm" draw:z-index="1"><draw:image xlink:href="Pictures/10000201000001F6000001E7073CBA4BB68C05E5.png" xlink:type="simple" xlink:show="embed" xlink:actuate="onLoad" loext:mime-type="image/png"/></draw:frame></text:p>
      <text:p text:style-name="Standard"/>
      <text:p text:style-name="Standard"><draw:frame draw:style-name="fr1" draw:name="Imagen4" text:anchor-type="char" svg:x="-0.386cm" svg:y="-0.799cm" svg:width="19.126cm" svg:height="6.08cm" draw:z-index="2"><draw:image xlink:href="Pictures/10000201000001DE000000980EC93E48386FB184.png" xlink:type="simple" xlink:show="embed" xlink:actuate="onLoad" loext:mime-type="image/png"/></draw:frame><text:soft-page-break/></text:p>
      <text:p text:style-name="Standard"><draw:frame draw:style-name="fr1" draw:name="Imagen3" text:anchor-type="char" svg:x="0.143cm" svg:y="0.183cm" svg:width="16.988cm" svg:height="16.958cm" draw:z-index="3"><draw:image xlink:href="Pictures/10000201000002400000023F3C99AC929EA1BD3D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1-27T18:04:00.078000000</dc:date>
    <meta:editing-duration>PT3M34S</meta:editing-duration>
    <meta:editing-cycles>4</meta:editing-cycles>
    <meta:document-statistic meta:table-count="0" meta:image-count="4" meta:object-count="0" meta:page-count="3" meta:paragraph-count="0" meta:word-count="0" meta:character-count="0" meta:non-whitespace-character-count="0"/>
  </office:meta>
</office:document-meta>
</file>